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6.51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2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2">
            <text:p>Um Bilder zu speichern, benötigt {{appName}} Zugriff auf die Galerie.</text:p>
          </table:table-cell>
          <table:table-cell office:value-type="string" table:style-name="ce1">
            <text:p>برای ذخیره تصاویر، {{appName}} نیاز به دسترسی به گالری دارد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ative.NSLocationWhenInUseUsageDescription</text:p>
          </table:table-cell>
          <table:table-cell office:value-type="string" table:style-name="ce2">
            <text:p>Um nahegelegene Orte zu finden, benötigt {{appName}} Zugriff auf den Standort.</text:p>
          </table:table-cell>
          <table:table-cell office:value-type="string" table:style-name="ce1">
            <text:p>برای یافتن مکان‌های مجاور، {{appName} نیاز به دسترسی به موقعیت مکانی دارد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20-08-11T02:15:36Z</dc:date>
  </office:meta>
</office:document-meta>
</file>